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andolFang R" svg:font-family="'FandolFang R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642" officeooo:paragraph-rsid="00132642"/>
    </style:style>
    <style:style style:name="P2" style:family="paragraph" style:parent-style-name="Standard">
      <style:paragraph-properties fo:text-align="start" style:justify-single-word="false"/>
      <style:text-properties officeooo:rsid="00132642" officeooo:paragraph-rsid="00132642"/>
    </style:style>
    <style:style style:name="P3" style:family="paragraph" style:parent-style-name="Standard">
      <style:paragraph-properties fo:text-align="start" style:justify-single-word="false"/>
      <style:text-properties officeooo:paragraph-rsid="00174378"/>
    </style:style>
    <style:style style:name="P4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2pt" fo:letter-spacing="normal" fo:font-style="normal" fo:text-shadow="none" style:text-underline-style="none" fo:font-weight="normal" officeooo:rsid="00132642" officeooo:paragraph-rsid="00132642" style:letter-kerning="true" style:font-name-asian="Roboto" style:font-size-asian="12pt" style:font-style-asian="normal" style:font-weight-asian="normal" style:font-name-complex="Liberation Sans1" style:font-size-complex="12pt" style:text-emphasize="none"/>
    </style:style>
    <style:style style:name="P5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2pt" fo:letter-spacing="normal" fo:font-style="normal" fo:text-shadow="none" style:text-underline-style="none" fo:font-weight="normal" officeooo:rsid="00132642" officeooo:paragraph-rsid="00174378" style:letter-kerning="true" style:font-name-asian="Roboto" style:font-size-asian="12pt" style:font-style-asian="normal" style:font-weight-asian="normal" style:font-name-complex="Liberation Sans1" style:font-size-complex="12pt" style:text-emphasize="none"/>
    </style:style>
    <style:style style:name="P6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2pt" fo:letter-spacing="normal" fo:font-style="normal" fo:text-shadow="none" style:text-underline-style="none" fo:font-weight="normal" officeooo:rsid="001a45b9" officeooo:paragraph-rsid="001a45b9" style:letter-kerning="true" style:font-name-asian="Roboto" style:font-size-asian="12pt" style:font-style-asian="normal" style:font-weight-asian="normal" style:font-name-complex="Liberation Sans1" style:font-size-complex="12pt" style:text-emphasize="none"/>
    </style:style>
    <style:style style:name="P7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2pt" fo:letter-spacing="normal" fo:font-style="normal" fo:text-shadow="none" style:text-underline-style="none" fo:font-weight="normal" officeooo:rsid="00132642" officeooo:paragraph-rsid="00132642" style:letter-kerning="true" style:font-size-asian="12pt" style:font-style-asian="normal" style:font-weight-asian="normal" style:font-size-complex="12pt" style:text-emphasize="none"/>
    </style:style>
    <style:style style:name="P8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2pt" fo:letter-spacing="normal" fo:font-style="normal" fo:text-shadow="none" style:text-underline-style="none" fo:font-weight="normal" officeooo:rsid="001a45b9" officeooo:paragraph-rsid="001a45b9" style:letter-kerning="true" style:font-name-asian="Roboto" style:font-size-asian="12pt" style:font-style-asian="normal" style:font-weight-asian="normal" style:font-name-complex="Liberation Sans1" style:font-size-complex="12pt" style:text-emphasize="none"/>
    </style:style>
    <style:style style:name="P9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2pt" fo:letter-spacing="normal" fo:font-style="normal" fo:text-shadow="none" style:text-underline-style="none" fo:font-weight="normal" officeooo:rsid="001c25c5" officeooo:paragraph-rsid="001c25c5" style:letter-kerning="true" style:font-name-asian="Roboto" style:font-size-asian="12pt" style:font-style-asian="normal" style:font-weight-asian="normal" style:font-name-complex="Liberation Sans1" style:font-size-complex="12pt" style:text-emphasize="none"/>
    </style:style>
    <style:style style:name="P10" style:family="paragraph" style:parent-style-name="Standard">
      <style:paragraph-properties fo:text-align="start" style:justify-single-word="false"/>
      <style:text-properties officeooo:rsid="00132642" officeooo:paragraph-rsid="00132642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132642" officeooo:paragraph-rsid="00132642"/>
    </style:style>
    <style:style style:name="T1" style:family="text">
      <style:text-properties fo:color="#000000" style:font-name="monospace" officeooo:rsid="00174378" fo:background-color="#ffffff" loext:char-shading-value="0"/>
    </style:style>
    <style:style style:name="T2" style:family="text">
      <style:text-properties officeooo:rsid="00156e0e"/>
    </style:style>
    <style:style style:name="T3" style:family="text">
      <style:text-properties officeooo:rsid="00174378"/>
    </style:style>
    <style:style style:name="T4" style:family="text">
      <style:text-properties style:font-name="monospace"/>
    </style:style>
    <style:style style:name="T5" style:family="text">
      <style:text-properties officeooo:rsid="00190a02"/>
    </style:style>
    <style:style style:name="T6" style:family="text">
      <style:text-properties officeooo:rsid="00198a0f"/>
    </style:style>
    <style:style style:name="T7" style:family="text">
      <style:text-properties officeooo:rsid="001da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</text:p>
      <text:p text:style-name="P7">#token <text:s text:c="3"/>NUM <text:s text:c="3"/>“[0-9]+” </text:p>
      <text:p text:style-name="P2"><text:tab/><text:span text:style-name="T2">el token num es la unio (pels “”) de valors dins el conjunt(els [ ]) 0-9 I es pot repetir (pel +)</text:span></text:p>
      <text:p text:style-name="P2"/>
      <text:p text:style-name="P2"/>
      <text:p text:style-name="P4">#token PLUS "\+"</text:p>
      <text:p text:style-name="P4"><text:tab/><text:span text:style-name="T3">Posem el \ per diferenciar el + del anterior que fem per repetir</text:span></text:p>
      <text:p text:style-name="P4"/>
      <text:p text:style-name="P4">#token SPACE "[\ \n]" &lt;&lt; zzskip(); &gt;&gt;</text:p>
      <text:p text:style-name="P5"><text:tab/><text:span text:style-name="T3">Li estem dient que obvii (zzskip) els espais en blanc (</text:span>"[\ \n]"<text:span text:style-name="T3">)</text:span></text:p>
      <text:p text:style-name="P5"/>
      <text:p text:style-name="P5">expr: NUM (PLUS NUM)* ;</text:p>
      <text:p text:style-name="P5"><text:tab/><text:span text:style-name="T3">Tenim la “funcio” expr. L * seria com fer un while de (PLUS NUM) (osea que podem anar llegint diferents P N mentre ens vagin arribant (o no hi ha cap P N)).</text:span></text:p>
      <text:p text:style-name="P5"/>
      <text:p text:style-name="P5">expr: NUM (PLUS NUM)* "@" ;</text:p>
      <text:p text:style-name="P5"><text:tab/>“<text:span text:style-name="T5">@” es el token final de fitxer. Llavors l expresio el que diu es que despres del “bucle” P N s ha de trobar el final de fitxer (I si es troba un NUM donara error).</text:span></text:p>
      <text:p text:style-name="P5"/>
      <text:p text:style-name="P5"><text:s/>expr:</text:p>
      <text:p text:style-name="P5"><text:s/>expr PLUS expr | NUM;</text:p>
      <text:p text:style-name="P5"><text:s/>expr:</text:p>
      <text:p text:style-name="P5"><text:s/>NUM PLUS expr | NUM;</text:p>
      <text:p text:style-name="P5"><text:tab/><text:span text:style-name="T6">No es poden fer expressions que siguin recursives per l esquerra (la primera) pero si per la dreta.</text:span></text:p>
      <text:p text:style-name="P5"><text:tab/><text:span text:style-name="T6">El | es per diferencia entre casos (es una or).</text:span></text:p>
      <text:p text:style-name="P5"><text:tab/><text:span text:style-name="T6">La part esquerra de l’expresio no pot ser igual a la del cas base pq el parser no pot decidir per quina de les dues parts de la or entrar. </text:span></text:p>
      <text:p text:style-name="P5"/>
      <text:p text:style-name="P6">La correcta seria: expr: NUM(PLUS expr | ) </text:p>
      <text:p text:style-name="P6"><text:tab/>Primer t arribara un NUM I despres o expr or res</text:p>
      <text:p text:style-name="P6"/>
      <text:p text:style-name="P9">L operador ! (va a la dreta del token PLUS!) indica que aquell token no aparegui al ABS</text:p>
      <text:p text:style-name="P9">L operador ^ indica que el token es l’arrel d’un subarbre</text:p>
      <text:p text:style-name="P9"/>
      <text:p text:style-name="P9"/>
      <text:p text:style-name="P9">expr: term (PLUS^ term)* ;</text:p>
      <text:p text:style-name="P9">term: NUM (TIMES^ NUM)* ; <text:s/></text:p>
      <text:p text:style-name="P9"><text:tab/><text:span text:style-name="T7">D’aquesta manera li donem prioritat a les multiplicacions I divisions (term: ).</text:span></text:p>
      <text:p text:style-name="P5"/>
      <text:p text:style-name="P2"/>
      <text:p text:style-name="P2"/>
      <text:p text:style-name="P11"/>
      <text:p text:style-name="P3"><text:span text:style-name="T3">Modificar “</text:span><text:span text:style-name="T1">kate .tcshrc” I afegir el contingut de envLP.sh</text:span><text:span text:style-name="T4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andolFang R" svg:font-family="'FandolFang R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andolFang 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FandolFang 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letter-kerning="true" style:font-name-asian="Roboto" style:font-family-asian="Roboto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6:10:44.079370495</meta:creation-date>
    <dc:date>2019-02-21T16:31:57.226536299</dc:date>
    <meta:editing-duration>PT29M32S</meta:editing-duration>
    <meta:editing-cycles>5</meta:editing-cycles>
    <meta:generator>LibreOffice/6.0.4.2$Linux_X86_64 LibreOffice_project/00m0$Build-2</meta:generator>
    <meta:document-statistic meta:table-count="0" meta:image-count="0" meta:object-count="0" meta:page-count="2" meta:paragraph-count="26" meta:word-count="290" meta:character-count="1453" meta:non-whitespace-character-count="1162"/>
  </office:meta>
</office:document-meta>
</file>